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72H18M47.850051S" calcext:value-type="time">
            <text:p>772:1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5H07M49.558S" calcext:value-type="time">
            <text:p>05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21H16M26.428S" calcext:value-type="time">
            <text:p>21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7:47:57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8T12:50:01.082000000</dc:date>
    <dc:creator>Benjamin Laws</dc:creator>
    <meta:editing-duration>P33DT5H36M28S</meta:editing-duration>
    <meta:editing-cycles>884</meta:editing-cycles>
    <meta:generator>LibreOffice/7.2.6.2$Windows_X86_64 LibreOffice_project/b0ec3a565991f7569a5a7f5d24fed7f52653d754</meta:generator>
    <meta:document-statistic meta:table-count="2" meta:cell-count="1134" meta:object-count="0"/>
  </office:meta>
</office:document-meta>
</file>